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4.041cm"/>
    </style:style>
    <style:style style:name="co5" style:family="table-column">
      <style:table-column-properties fo:break-before="auto" style:column-width="4.008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768cm"/>
    </style:style>
    <style:style style:name="co8" style:family="table-column">
      <style:table-column-properties fo:break-before="auto" style:column-width="3.939cm"/>
    </style:style>
    <style:style style:name="co9" style:family="table-column">
      <style:table-column-properties fo:break-before="auto" style:column-width="3.561cm"/>
    </style:style>
    <style:style style:name="co10" style:family="table-column">
      <style:table-column-properties fo:break-before="auto" style:column-width="3.801cm"/>
    </style:style>
    <style:style style:name="co11" style:family="table-column">
      <style:table-column-properties fo:break-before="auto" style:column-width="3.494cm"/>
    </style:style>
    <style:style style:name="co12" style:family="table-column">
      <style:table-column-properties fo:break-before="auto" style:column-width="3.117cm"/>
    </style:style>
    <style:style style:name="co13" style:family="table-column">
      <style:table-column-properties fo:break-before="auto" style:column-width="3.727cm"/>
    </style:style>
    <style:style style:name="co14" style:family="table-column">
      <style:table-column-properties fo:break-before="auto" style:column-width="2.829cm"/>
    </style:style>
    <style:style style:name="co15" style:family="table-column">
      <style:table-column-properties fo:break-before="auto" style:column-width="3.191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91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3.163cm"/>
    </style:style>
    <style:style style:name="co21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e6e6ff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e6e6ff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ackground-color="#e6e6ff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e6e6ff" fo:border-left="0.002cm solid #000000" fo:border-right="none" fo:border-top="0.002cm solid #000000"/>
    </style:style>
    <style:style style:name="ce14" style:family="table-cell" style:parent-style-name="Default">
      <style:table-cell-properties fo:background-color="#e6e6ff" fo:border="0.002cm solid #000000"/>
    </style:style>
    <style:style style:name="ce1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e6e6ff" fo:border-left="0.002cm solid #000000" fo:border-right="0.002cm solid #000000" fo:border-top="0.002cm solid #000000"/>
    </style:style>
    <style:style style:name="ce17" style:family="table-cell" style:parent-style-name="Default">
      <style:table-cell-properties fo:border-bottom="none" fo:background-color="#e6e6ff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ackground-color="#e6e6ff" fo:border-left="0.002cm solid #000000" fo:border-right="0.002cm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23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dddddd" fo:border-left="none" fo:border-right="none" fo:border-top="0.002cm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#ffcccc"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cccc" fo:border-left="0.002cm solid #000000" fo:border-right="0.002cm solid #000000" fo:border-top="0.002cm solid #000000"/>
    </style:style>
    <style:style style:name="ce32" style:family="table-cell" style:parent-style-name="Default">
      <style:table-cell-properties fo:border-bottom="none" fo:background-color="#ffcccc" fo:border-left="0.002cm solid #000000" fo:border-right="0.002cm solid #000000" fo:border-top="none"/>
    </style:style>
    <style:style style:name="ce33" style:family="table-cell" style:parent-style-name="Default">
      <style:table-cell-properties fo:border-bottom="0.002cm solid #000000" fo:background-color="#ffcccc" fo:border-left="0.002cm solid #000000" fo:border-right="0.002cm solid #000000" fo:border-top="none"/>
    </style:style>
    <style:style style:name="ce34" style:family="table-cell" style:parent-style-name="Default">
      <style:table-cell-properties fo:border-bottom="none" fo:background-color="#ffcccc" fo:border-left="none" fo:border-right="none" fo:border-top="0.002cm solid #000000"/>
    </style:style>
    <style:style style:name="ce35" style:family="table-cell" style:parent-style-name="Default">
      <style:table-cell-properties fo:background-color="#ffcccc"/>
    </style:style>
    <style:style style:name="ce36" style:family="table-cell" style:parent-style-name="Default">
      <style:table-cell-properties fo:border-bottom="0.002cm solid #000000" fo:background-color="#ffcccc" fo:border-left="none" fo:border-right="none" fo:border-top="none"/>
    </style:style>
    <style:style style:name="ce37" style:family="table-cell" style:parent-style-name="Default">
      <style:table-cell-properties fo:border-bottom="none" fo:background-color="#ffcccc" fo:border-left="0.002cm solid #000000" fo:border-right="none" fo:border-top="0.002cm solid #000000"/>
    </style:style>
    <style:style style:name="ce38" style:family="table-cell" style:parent-style-name="Default">
      <style:table-cell-properties fo:border-bottom="none" fo:background-color="#ffcccc" fo:border-left="0.002cm solid #000000" fo:border-right="none" fo:border-top="none"/>
    </style:style>
    <style:style style:name="ce39" style:family="table-cell" style:parent-style-name="Default">
      <style:table-cell-properties fo:border-bottom="0.002cm solid #000000" fo:background-color="#ffcccc" fo:border-left="0.002cm solid #000000" fo:border-right="none" fo:border-top="none"/>
    </style:style>
    <style:style style:name="ce40" style:family="table-cell" style:parent-style-name="Default">
      <style:table-cell-properties fo:background-color="#ffcccc" fo:border="0.002cm solid #000000"/>
    </style:style>
    <style:style style:name="ce4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ackground-color="#ffcc99"/>
    </style:style>
    <style:style style:name="ce4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O (M+2N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" office:value-type="string" table:number-columns-spanned="4" table:number-rows-spanned="1">
            <text:p>Gandalf vnode-02</text:p>
          </table:table-cell>
          <table:covered-table-cell table:style-name="ce19"/>
          <table:covered-table-cell table:style-name="ce25"/>
          <table:covered-table-cell/>
          <table:table-cell table:style-name="ce6" office:value-type="string" table:number-columns-spanned="4" table:number-rows-spanned="1">
            <text:p>Hp Envy</text:p>
          </table:table-cell>
          <table:covered-table-cell table:number-columns-repeated="3"/>
          <table:table-cell table:number-columns-repeated="19"/>
        </table:table-row>
        <table:table-row table:style-name="ro1">
          <table:table-cell table:number-columns-repeated="3"/>
          <table:table-cell table:style-name="ce7" office:value-type="string" table:number-columns-spanned="4" table:number-rows-spanned="1">
            <text:p>Rozmiar problemu: </text:p>
          </table:table-cell>
          <table:covered-table-cell table:style-name="ce20"/>
          <table:covered-table-cell table:style-name="ce26"/>
          <table:covered-table-cell/>
          <table:table-cell table:style-name="ce6" office:value-type="string" table:number-columns-spanned="4" table:number-rows-spanned="1">
            <text:p>Rozmiar problemu: </text:p>
          </table:table-cell>
          <table:covered-table-cell table:number-columns-repeated="3"/>
          <table:table-cell table:number-columns-repeated="19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/>
          <table:table-cell table:style-name="ce8" office:value-type="string">
            <text:p>N=1000000 M=100000</text:p>
          </table:table-cell>
          <table:table-cell table:style-name="ce21" office:value-type="string">
            <text:p>N=10000 M=10000 </text:p>
          </table:table-cell>
          <table:table-cell table:style-name="ce14" office:value-type="string">
            <text:p>N=1000000 M=1000</text:p>
          </table:table-cell>
          <table:table-cell table:style-name="ce14" office:value-type="string">
            <text:p>N=1000 M=1000000</text:p>
          </table:table-cell>
          <table:table-cell table:style-name="ce30" office:value-type="string">
            <text:p>N=1000000 M=100000</text:p>
          </table:table-cell>
          <table:table-cell table:style-name="ce30" office:value-type="string">
            <text:p>N=10000 M=10000 </text:p>
          </table:table-cell>
          <table:table-cell table:style-name="ce30" office:value-type="string">
            <text:p>N=1000000 M=1000</text:p>
          </table:table-cell>
          <table:table-cell table:style-name="ce30" office:value-type="string">
            <text:p>N=1000 M=100000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9" office:value-type="float" office:value="2.175625">
            <text:p>2,175625</text:p>
          </table:table-cell>
          <table:table-cell table:style-name="ce17" office:value-type="float" office:value="0.010665">
            <text:p>0,010665</text:p>
          </table:table-cell>
          <table:table-cell table:style-name="ce17" office:value-type="float" office:value="1.167606">
            <text:p>1,167606</text:p>
          </table:table-cell>
          <table:table-cell table:style-name="ce17" office:value-type="float" office:value="1.265436">
            <text:p>1,265436</text:p>
          </table:table-cell>
          <table:table-cell table:style-name="ce31" office:value-type="float" office:value="3.522187">
            <text:p>3,522187</text:p>
          </table:table-cell>
          <table:table-cell table:style-name="ce34" office:value-type="float" office:value="0.415117">
            <text:p>0,415117</text:p>
          </table:table-cell>
          <table:table-cell table:style-name="ce37" office:value-type="float" office:value="1.572112">
            <text:p>1,572112</text:p>
          </table:table-cell>
          <table:table-cell table:style-name="ce37" office:value-type="float" office:value="2.072112">
            <text:p>2,072112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/>
          <table:table-cell table:style-name="ce9" office:value-type="float" office:value="2.14732">
            <text:p>2,14732</text:p>
          </table:table-cell>
          <table:table-cell table:style-name="ce17" office:value-type="float" office:value="0.078976">
            <text:p>0,078976</text:p>
          </table:table-cell>
          <table:table-cell table:style-name="ce17" office:value-type="float" office:value="1.137995">
            <text:p>1,137995</text:p>
          </table:table-cell>
          <table:table-cell table:style-name="ce17" office:value-type="float" office:value="1.281756">
            <text:p>1,281756</text:p>
          </table:table-cell>
          <table:table-cell table:style-name="ce32" office:value-type="float" office:value="3.407192">
            <text:p>3,407192</text:p>
          </table:table-cell>
          <table:table-cell table:style-name="ce35" office:value-type="float" office:value="0.527417">
            <text:p>0,527417</text:p>
          </table:table-cell>
          <table:table-cell table:style-name="ce38" office:value-type="float" office:value="1.495032">
            <text:p>1,495032</text:p>
          </table:table-cell>
          <table:table-cell table:style-name="ce38" office:value-type="float" office:value="2.265032">
            <text:p>2,265032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/>
          <table:table-cell table:style-name="ce9" office:value-type="float" office:value="2.026491">
            <text:p>2,026491</text:p>
          </table:table-cell>
          <table:table-cell table:style-name="ce17" office:value-type="float" office:value="0.077354">
            <text:p>0,077354</text:p>
          </table:table-cell>
          <table:table-cell table:style-name="ce17" office:value-type="float" office:value="1.102013">
            <text:p>1,102013</text:p>
          </table:table-cell>
          <table:table-cell table:style-name="ce17" office:value-type="float" office:value="1.345267">
            <text:p>1,345267</text:p>
          </table:table-cell>
          <table:table-cell table:style-name="ce32" office:value-type="float" office:value="3.261125">
            <text:p>3,261125</text:p>
          </table:table-cell>
          <table:table-cell table:style-name="ce35" office:value-type="float" office:value="0.538067">
            <text:p>0,538067</text:p>
          </table:table-cell>
          <table:table-cell table:style-name="ce38" office:value-type="float" office:value="1.463211">
            <text:p>1,463211</text:p>
          </table:table-cell>
          <table:table-cell table:style-name="ce38" office:value-type="float" office:value="2.463211">
            <text:p>2,463211</text:p>
          </table:table-cell>
          <table:table-cell table:number-columns-repeated="19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/>
          <table:table-cell table:style-name="ce10" office:value-type="float" office:value="1.981464">
            <text:p>1,981464</text:p>
          </table:table-cell>
          <table:table-cell table:style-name="ce18" office:value-type="float" office:value="0.135161">
            <text:p>0,135161</text:p>
          </table:table-cell>
          <table:table-cell table:style-name="ce18" office:value-type="float" office:value="1.023933">
            <text:p>1,023933</text:p>
          </table:table-cell>
          <table:table-cell table:style-name="ce18" office:value-type="float" office:value="1.376432">
            <text:p>1,376432</text:p>
          </table:table-cell>
          <table:table-cell table:style-name="ce33" office:value-type="float" office:value="3.209039">
            <text:p>3,209039</text:p>
          </table:table-cell>
          <table:table-cell table:style-name="ce36" office:value-type="float" office:value="0.854326">
            <text:p>0,854326</text:p>
          </table:table-cell>
          <table:table-cell table:style-name="ce39" office:value-type="float" office:value="1.381621">
            <text:p>1,381621</text:p>
          </table:table-cell>
          <table:table-cell table:style-name="ce39" office:value-type="float" office:value="2.561621">
            <text:p>2,561621</text:p>
          </table:table-cell>
          <table:table-cell table:number-columns-repeated="19"/>
        </table:table-row>
        <table:table-row table:style-name="ro1" table:number-rows-repeated="6">
          <table:table-cell table:number-columns-repeated="30"/>
        </table:table-row>
        <table:table-row table:style-name="ro1">
          <table:table-cell/>
          <table:table-cell>
            <draw:frame table:end-cell-address="Arkusz1.G34" table:end-x="3.151cm" table:end-y="0.383cm" draw:z-index="1" draw:style-name="gr1" draw:text-style-name="P1" svg:width="16.871cm" svg:height="8.2cm" svg:x="1.173cm" svg:y="0.312cm">
              <draw:object draw:notify-on-update-of-ranges="Arkusz1.D5:Arkusz1.D5 Arkusz1.D6:Arkusz1.D9 Arkusz1.E5:Arkusz1.E5 Arkusz1.E6:Arkusz1.E9 Arkusz1.F5:Arkusz1.F5 Arkusz1.F6:Arkusz1.F9 Arkusz1.G5:Arkusz1.G5 Arkusz1.G6:Arkusz1.G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Arkusz1.M36" table:end-x="0.956cm" table:end-y="0.14cm" draw:z-index="2" draw:style-name="gr1" draw:text-style-name="P1" svg:width="17.016cm" svg:height="9.102cm" svg:x="2.195cm" svg:y="0.07cm">
              <draw:object draw:notify-on-update-of-ranges="Arkusz1.B7:Arkusz1.B15 Arkusz1.H5:Arkusz1.H5 Arkusz1.H6:Arkusz1.H9 Arkusz1.I5:Arkusz1.I5 Arkusz1.I6:Arkusz1.I9 Arkusz1.J5:Arkusz1.J5 Arkusz1.J6:Arkusz1.J9 Arkusz1.K5:Arkusz1.K5 Arkusz1.K6:Arkusz1.K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24">
          <table:table-cell table:number-columns-repeated="30"/>
        </table:table-row>
        <table:table-row table:style-name="ro1">
          <table:table-cell table:number-columns-repeated="3"/>
          <table:table-cell table:style-name="ce6" office:value-type="string" table:number-columns-spanned="4" table:number-rows-spanned="1">
            <text:p>Gandalf vnode-02</text:p>
          </table:table-cell>
          <table:covered-table-cell table:number-columns-repeated="3"/>
          <table:table-cell table:number-columns-repeated="2"/>
          <table:table-cell table:style-name="ce6" office:value-type="string" table:number-columns-spanned="4" table:number-rows-spanned="1">
            <text:p>Hp Envy</text:p>
          </table:table-cell>
          <table:covered-table-cell table:number-columns-repeated="2" table:style-name="ce42"/>
          <table:covered-table-cell/>
          <table:table-cell table:number-columns-repeated="17"/>
        </table:table-row>
        <table:table-row table:style-name="ro1">
          <table:table-cell table:number-columns-repeated="3"/>
          <table:table-cell table:style-name="ce6" office:value-type="string" table:number-columns-spanned="4" table:number-rows-spanned="1">
            <text:p>Metryki nieskalowalne</text:p>
          </table:table-cell>
          <table:covered-table-cell table:number-columns-repeated="3"/>
          <table:table-cell table:number-columns-repeated="2"/>
          <table:table-cell table:style-name="ce6" office:value-type="string" table:number-columns-spanned="4" table:number-rows-spanned="1">
            <text:p>Metryki nieskalowalne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number-columns-repeated="3"/>
          <table:table-cell table:style-name="ce11" office:value-type="string">
            <text:p>Speed Up</text:p>
          </table:table-cell>
          <table:table-cell table:style-name="ce14" office:value-type="string">
            <text:p>Efektywność</text:p>
          </table:table-cell>
          <table:table-cell table:style-name="ce11" office:value-type="string">
            <text:p>Speed Up</text:p>
          </table:table-cell>
          <table:table-cell table:style-name="ce14" office:value-type="string">
            <text:p>Efektywność</text:p>
          </table:table-cell>
          <table:table-cell table:number-columns-repeated="2"/>
          <table:table-cell table:style-name="ce40" office:value-type="string">
            <text:p>Speed Up</text:p>
          </table:table-cell>
          <table:table-cell table:style-name="ce40" office:value-type="string">
            <text:p>Efektywność</text:p>
          </table:table-cell>
          <table:table-cell table:style-name="ce40" office:value-type="string">
            <text:p>Speed Up</text:p>
          </table:table-cell>
          <table:table-cell table:style-name="ce40" office:value-type="string">
            <text:p>Efektywność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/>
          <table:table-cell table:style-name="ce12" office:value-type="string" table:number-columns-spanned="2" table:number-rows-spanned="1">
            <text:p>N=1000000 M=100000</text:p>
          </table:table-cell>
          <table:covered-table-cell table:style-name="ce22"/>
          <table:table-cell table:style-name="ce27" office:value-type="string" table:number-columns-spanned="2" table:number-rows-spanned="1">
            <text:p>N=1000000 M=1000</text:p>
          </table:table-cell>
          <table:covered-table-cell table:style-name="ce28"/>
          <table:table-cell table:number-columns-repeated="2"/>
          <table:table-cell table:style-name="ce41" office:value-type="string" table:number-columns-spanned="2" table:number-rows-spanned="1">
            <text:p>N=1000000 M=100000</text:p>
          </table:table-cell>
          <table:covered-table-cell table:style-name="ce43"/>
          <table:table-cell table:style-name="ce44" office:value-type="string" table:number-columns-spanned="2" table:number-rows-spanned="1">
            <text:p>N=1000000 M=1000</text:p>
          </table:table-cell>
          <table:covered-table-cell table:style-name="ce43"/>
          <table:table-cell table:number-columns-repeated="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13" table:formula="of:=[.$D$6]/[.D6]" office:value-type="float" office:value="1">
            <text:p>1</text:p>
          </table:table-cell>
          <table:table-cell table:style-name="ce16" table:formula="of:=[.D45]/[.$B45]" office:value-type="float" office:value="1">
            <text:p>1</text:p>
          </table:table-cell>
          <table:table-cell table:style-name="ce13" table:formula="of:=[.$F$6]/[.F6]" office:value-type="float" office:value="1">
            <text:p>1</text:p>
          </table:table-cell>
          <table:table-cell table:style-name="ce16" table:formula="of:=[.F45]/[.$B45]" office:value-type="float" office:value="1">
            <text:p>1</text:p>
          </table:table-cell>
          <table:table-cell table:number-columns-repeated="2"/>
          <table:table-cell table:style-name="ce37" table:formula="of:=[.$H$6]/[.H6]" office:value-type="float" office:value="1">
            <text:p>1</text:p>
          </table:table-cell>
          <table:table-cell table:style-name="ce31" table:formula="of:=[.J45]/[.$B45]" office:value-type="float" office:value="1">
            <text:p>1</text:p>
          </table:table-cell>
          <table:table-cell table:style-name="ce31" table:formula="of:=[.$J$6]/[.J6]" office:value-type="float" office:value="1">
            <text:p>1</text:p>
          </table:table-cell>
          <table:table-cell table:style-name="ce31" table:formula="of:=[.L45]/[.$B45]"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/>
          <table:table-cell table:style-name="ce9" table:formula="of:=[.$D$6]/[.D7]" office:value-type="float" office:value="1.01318154723097">
            <text:p>1,0131815472</text:p>
          </table:table-cell>
          <table:table-cell table:style-name="ce17" table:formula="of:=[.D46]/[.$B46]" office:value-type="float" office:value="0.506590773615484">
            <text:p>0,5065907736</text:p>
          </table:table-cell>
          <table:table-cell table:style-name="ce9" table:formula="of:=[.$F$6]/[.F7]" office:value-type="float" office:value="1.02602032522111">
            <text:p>1,0260203252</text:p>
          </table:table-cell>
          <table:table-cell table:style-name="ce17" table:formula="of:=[.F46]/[.$B46]" office:value-type="float" office:value="0.513010162610556">
            <text:p>0,5130101626</text:p>
          </table:table-cell>
          <table:table-cell table:number-columns-repeated="2"/>
          <table:table-cell table:style-name="ce38" table:formula="of:=[.$H$6]/[.H7]" office:value-type="float" office:value="1.03375066623777">
            <text:p>1,0337506662</text:p>
          </table:table-cell>
          <table:table-cell table:style-name="ce32" table:formula="of:=[.J46]/[.$B46]" office:value-type="float" office:value="0.516875333118885">
            <text:p>0,5168753331</text:p>
          </table:table-cell>
          <table:table-cell table:style-name="ce32" table:formula="of:=[.$J$6]/[.J7]" office:value-type="float" office:value="1.0515574248578">
            <text:p>1,0515574249</text:p>
          </table:table-cell>
          <table:table-cell table:style-name="ce32" table:formula="of:=[.L46]/[.$B46]" office:value-type="float" office:value="0.525778712428898">
            <text:p>0,5257787124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/>
          <table:table-cell table:style-name="ce9" table:formula="of:=[.$D$6]/[.D8]" office:value-type="float" office:value="1.07359223406371">
            <text:p>1,0735922341</text:p>
          </table:table-cell>
          <table:table-cell table:style-name="ce17" table:formula="of:=[.D47]/[.$B47]" office:value-type="float" office:value="0.357864078021236">
            <text:p>0,357864078</text:p>
          </table:table-cell>
          <table:table-cell table:style-name="ce9" table:formula="of:=[.$F$6]/[.F8]" office:value-type="float" office:value="1.05952107643013">
            <text:p>1,0595210764</text:p>
          </table:table-cell>
          <table:table-cell table:style-name="ce17" table:formula="of:=[.F47]/[.$B47]" office:value-type="float" office:value="0.353173692143378">
            <text:p>0,3531736921</text:p>
          </table:table-cell>
          <table:table-cell table:number-columns-repeated="2"/>
          <table:table-cell table:style-name="ce38" table:formula="of:=[.$H$6]/[.H8]" office:value-type="float" office:value="1.08005274253517">
            <text:p>1,0800527425</text:p>
          </table:table-cell>
          <table:table-cell table:style-name="ce32" table:formula="of:=[.J47]/[.$B47]" office:value-type="float" office:value="0.360017580845056">
            <text:p>0,3600175808</text:p>
          </table:table-cell>
          <table:table-cell table:style-name="ce32" table:formula="of:=[.$J$6]/[.J8]" office:value-type="float" office:value="1.07442603971676">
            <text:p>1,0744260397</text:p>
          </table:table-cell>
          <table:table-cell table:style-name="ce32" table:formula="of:=[.L47]/[.$B47]" office:value-type="float" office:value="0.35814201323892">
            <text:p>0,3581420132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/>
          <table:table-cell table:style-name="ce10" table:formula="of:=[.$D$6]/[.D9]" office:value-type="float" office:value="1.0979886588906">
            <text:p>1,0979886589</text:p>
          </table:table-cell>
          <table:table-cell table:style-name="ce18" table:formula="of:=[.D48]/[.$B48]" office:value-type="float" office:value="0.27449716472265">
            <text:p>0,2744971647</text:p>
          </table:table-cell>
          <table:table-cell table:style-name="ce10" table:formula="of:=[.$F$6]/[.F9]" office:value-type="float" office:value="1.14031484481895">
            <text:p>1,1403148448</text:p>
          </table:table-cell>
          <table:table-cell table:style-name="ce18" table:formula="of:=[.F48]/[.$B48]" office:value-type="float" office:value="0.285078711204737">
            <text:p>0,2850787112</text:p>
          </table:table-cell>
          <table:table-cell table:number-columns-repeated="2"/>
          <table:table-cell table:style-name="ce39" table:formula="of:=[.$H$6]/[.H9]" office:value-type="float" office:value="1.09758310821402">
            <text:p>1,0975831082</text:p>
          </table:table-cell>
          <table:table-cell table:style-name="ce33" table:formula="of:=[.J48]/[.$B48]" office:value-type="float" office:value="0.274395777053504">
            <text:p>0,2743957771</text:p>
          </table:table-cell>
          <table:table-cell table:style-name="ce33" table:formula="of:=[.$J$6]/[.J9]" office:value-type="float" office:value="1.13787500334752">
            <text:p>1,1378750033</text:p>
          </table:table-cell>
          <table:table-cell table:style-name="ce33" table:formula="of:=[.L48]/[.$B48]" office:value-type="float" office:value="0.284468750836879">
            <text:p>0,2844687508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8"/>
          <table:table-cell>
            <draw:frame table:end-cell-address="Arkusz1.M69" table:end-x="2.227cm" table:end-y="0.175cm" draw:z-index="4" draw:style-name="gr1" draw:text-style-name="P1" svg:width="16.363cm" svg:height="8.408cm" svg:x="0.195cm" svg:y="0.348cm">
              <draw:object draw:notify-on-update-of-ranges="Arkusz1.B46:Arkusz1.B48 Arkusz1.D41:Arkusz1.D41 Arkusz1.E45:Arkusz1.E48 Arkusz1.J41:Arkusz1.J41 Arkusz1.K45:Arkusz1.K4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>
            <draw:frame table:end-cell-address="Arkusz1.H69" table:end-x="0.961cm" table:end-y="0.14cm" draw:z-index="0" draw:style-name="gr1" draw:text-style-name="P1" svg:width="18.261cm" svg:height="7.923cm" svg:x="1.346cm" svg:y="0.346cm">
              <draw:object draw:notify-on-update-of-ranges="Arkusz1.B46:Arkusz1.B48 Arkusz1.D41:Arkusz1.D41 Arkusz1.D45:Arkusz1.D48 Arkusz1.J41:Arkusz1.J41 Arkusz1.J45:Arkusz1.J4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8"/>
        </table:table-row>
        <table:table-row table:style-name="ro1" table:number-rows-repeated="21">
          <table:table-cell table:number-columns-repeated="30"/>
        </table:table-row>
        <table:table-row table:style-name="ro1">
          <table:table-cell table:number-columns-repeated="2"/>
          <table:table-cell>
            <draw:frame table:end-cell-address="Arkusz1.H94" table:end-x="0.8cm" table:end-y="0.036cm" draw:z-index="5" draw:style-name="gr1" draw:text-style-name="P1" svg:width="17.518cm" svg:height="9.173cm" svg:x="0.547cm" svg:y="0.347cm">
              <draw:object draw:notify-on-update-of-ranges="Arkusz1.B46:Arkusz1.B48 Arkusz1.D41:Arkusz1.D41 Arkusz1.F45:Arkusz1.F48 Arkusz1.J41:Arkusz1.J41 Arkusz1.L45:Arkusz1.L4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"/>
          <table:table-cell>
            <draw:frame table:end-cell-address="Arkusz1.M92" table:end-x="1.987cm" table:end-y="0.279cm" draw:z-index="6" draw:style-name="gr1" draw:text-style-name="P1" svg:width="17.381cm" svg:height="8.719cm" svg:x="2.861cm" svg:y="0.14cm">
              <draw:object draw:notify-on-update-of-ranges="Arkusz1.B46:Arkusz1.B48 Arkusz1.D41:Arkusz1.D41 Arkusz1.G45:Arkusz1.G48 Arkusz1.J41:Arkusz1.J41 Arkusz1.M45:Arkusz1.M4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25">
          <table:table-cell table:number-columns-repeated="30"/>
        </table:table-row>
        <table:table-row table:style-name="ro1">
          <table:table-cell table:number-columns-repeated="3"/>
          <table:table-cell table:style-name="ce6" office:value-type="string" table:number-columns-spanned="4" table:number-rows-spanned="1">
            <text:p>Gandalf vnode-02</text:p>
          </table:table-cell>
          <table:covered-table-cell table:number-columns-repeated="3"/>
          <table:table-cell table:number-columns-repeated="2"/>
          <table:table-cell table:style-name="ce6" office:value-type="string" table:number-columns-spanned="4" table:number-rows-spanned="1">
            <text:p>Hp Envy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Metryki nieskalowalne</text:p>
          </table:table-cell>
          <table:covered-table-cell table:number-columns-repeated="2"/>
          <table:table-cell table:number-columns-repeated="3"/>
          <table:table-cell table:style-name="ce6" office:value-type="string" table:number-columns-spanned="3" table:number-rows-spanned="1">
            <text:p>Metryki nieskalowalne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/>
          <table:table-cell table:style-name="ce5" table:number-columns-repeated="2"/>
          <table:table-cell table:style-name="ce14" office:value-type="string">
            <text:p>Speed Up</text:p>
          </table:table-cell>
          <table:table-cell table:style-name="ce23" office:value-type="string">
            <text:p>Efektywność</text:p>
          </table:table-cell>
          <table:table-cell table:style-name="ce14" office:value-type="string">
            <text:p>Speed Up</text:p>
          </table:table-cell>
          <table:table-cell table:style-name="ce23" office:value-type="string">
            <text:p>Efektywność</text:p>
          </table:table-cell>
          <table:table-cell table:number-columns-repeated="2"/>
          <table:table-cell table:style-name="ce40" office:value-type="string">
            <text:p>Speed Up</text:p>
          </table:table-cell>
          <table:table-cell table:style-name="ce40" office:value-type="string">
            <text:p>Efektywność</text:p>
          </table:table-cell>
          <table:table-cell table:style-name="ce40" office:value-type="string">
            <text:p>Speed Up</text:p>
          </table:table-cell>
          <table:table-cell table:style-name="ce40" office:value-type="string">
            <text:p>Efektywność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/>
          <table:table-cell table:style-name="ce15" office:value-type="string" table:number-columns-spanned="2" table:number-rows-spanned="1">
            <text:p>N=10000 M=10000 </text:p>
          </table:table-cell>
          <table:covered-table-cell table:style-name="ce24"/>
          <table:table-cell table:style-name="ce15" office:value-type="string" table:number-columns-spanned="2" table:number-rows-spanned="1">
            <text:p>N=1000 M=1000000</text:p>
          </table:table-cell>
          <table:covered-table-cell table:style-name="ce29"/>
          <table:table-cell table:number-columns-repeated="2"/>
          <table:table-cell table:style-name="ce41" office:value-type="string" table:number-columns-spanned="2" table:number-rows-spanned="1">
            <text:p>N=10000 M=10000 </text:p>
          </table:table-cell>
          <table:covered-table-cell table:style-name="ce43"/>
          <table:table-cell table:style-name="ce41" office:value-type="string" table:number-columns-spanned="2" table:number-rows-spanned="1">
            <text:p>N=1000 M=1000000</text:p>
          </table:table-cell>
          <table:covered-table-cell table:style-name="ce43"/>
          <table:table-cell table:number-columns-repeated="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/>
          <table:table-cell table:style-name="ce16" table:formula="of:=[.$E$6]/[.E6]" office:value-type="float" office:value="1">
            <text:p>1</text:p>
          </table:table-cell>
          <table:table-cell table:style-name="ce16" table:formula="of:=[.D103]/[.$B103]" office:value-type="float" office:value="1">
            <text:p>1</text:p>
          </table:table-cell>
          <table:table-cell table:style-name="ce16" table:formula="of:=[.$G$6]/[.G6]" office:value-type="float" office:value="1">
            <text:p>1</text:p>
          </table:table-cell>
          <table:table-cell table:style-name="ce16" table:formula="of:=[.F103]/[.$B103]" office:value-type="float" office:value="1">
            <text:p>1</text:p>
          </table:table-cell>
          <table:table-cell table:number-columns-repeated="2"/>
          <table:table-cell table:style-name="ce31" table:formula="of:=[.$I$6]/[.I6]" office:value-type="float" office:value="1">
            <text:p>1</text:p>
          </table:table-cell>
          <table:table-cell table:style-name="ce31" table:formula="of:=[.J103]/[.$B103]" office:value-type="float" office:value="1">
            <text:p>1</text:p>
          </table:table-cell>
          <table:table-cell table:style-name="ce31" table:formula="of:=[.$K$6]/[.K6]" office:value-type="float" office:value="1">
            <text:p>1</text:p>
          </table:table-cell>
          <table:table-cell table:style-name="ce31" table:formula="of:=[.L103]/[.$B103]"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/>
          <table:table-cell table:style-name="ce17" table:formula="of:=[.$E$6]/[.E7]" office:value-type="float" office:value="0.135041025121556">
            <text:p>0,1350410251</text:p>
          </table:table-cell>
          <table:table-cell table:style-name="ce17" table:formula="of:=[.D104]/[.$B104]" office:value-type="float" office:value="0.067520512560778">
            <text:p>0,0675205126</text:p>
          </table:table-cell>
          <table:table-cell table:style-name="ce17" table:formula="of:=[.$G$6]/[.G7]" office:value-type="float" office:value="0.987267467443101">
            <text:p>0,9872674674</text:p>
          </table:table-cell>
          <table:table-cell table:style-name="ce17" table:formula="of:=[.F104]/[.$B104]" office:value-type="float" office:value="0.493633733721551">
            <text:p>0,4936337337</text:p>
          </table:table-cell>
          <table:table-cell table:number-columns-repeated="2"/>
          <table:table-cell table:style-name="ce32" table:formula="of:=[.$I$6]/[.I7]" office:value-type="float" office:value="0.787075501927317">
            <text:p>0,7870755019</text:p>
          </table:table-cell>
          <table:table-cell table:style-name="ce32" table:formula="of:=[.J104]/[.$B104]" office:value-type="float" office:value="0.393537750963659">
            <text:p>0,393537751</text:p>
          </table:table-cell>
          <table:table-cell table:style-name="ce31" table:formula="of:=[.$K$6]/[.K7]" office:value-type="float" office:value="0.914826810393849">
            <text:p>0,9148268104</text:p>
          </table:table-cell>
          <table:table-cell table:style-name="ce32" table:formula="of:=[.L104]/[.$B104]" office:value-type="float" office:value="0.457413405196924">
            <text:p>0,4574134052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/>
          <table:table-cell table:style-name="ce17" table:formula="of:=[.$E$6]/[.E8]" office:value-type="float" office:value="0.13787263748481">
            <text:p>0,1378726375</text:p>
          </table:table-cell>
          <table:table-cell table:style-name="ce17" table:formula="of:=[.D105]/[.$B105]" office:value-type="float" office:value="0.04595754582827">
            <text:p>0,0459575458</text:p>
          </table:table-cell>
          <table:table-cell table:style-name="ce17" table:formula="of:=[.$G$6]/[.G8]" office:value-type="float" office:value="0.940657876837832">
            <text:p>0,9406578768</text:p>
          </table:table-cell>
          <table:table-cell table:style-name="ce17" table:formula="of:=[.F105]/[.$B105]" office:value-type="float" office:value="0.313552625612611">
            <text:p>0,3135526256</text:p>
          </table:table-cell>
          <table:table-cell table:number-columns-repeated="2"/>
          <table:table-cell table:style-name="ce32" table:formula="of:=[.$I$6]/[.I8]" office:value-type="float" office:value="0.771496858197957">
            <text:p>0,7714968582</text:p>
          </table:table-cell>
          <table:table-cell table:style-name="ce32" table:formula="of:=[.J105]/[.$B105]" office:value-type="float" office:value="0.257165619399319">
            <text:p>0,2571656194</text:p>
          </table:table-cell>
          <table:table-cell table:style-name="ce31" table:formula="of:=[.$K$6]/[.K8]" office:value-type="float" office:value="0.841223914638251">
            <text:p>0,8412239146</text:p>
          </table:table-cell>
          <table:table-cell table:style-name="ce32" table:formula="of:=[.L105]/[.$B105]" office:value-type="float" office:value="0.280407971546084">
            <text:p>0,2804079715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/>
          <table:table-cell table:style-name="ce18" table:formula="of:=[.$E$6]/[.E9]" office:value-type="float" office:value="0.0789058974112355">
            <text:p>0,0789058974</text:p>
          </table:table-cell>
          <table:table-cell table:style-name="ce18" table:formula="of:=[.D106]/[.$B106]" office:value-type="float" office:value="0.0197264743528089">
            <text:p>0,0197264744</text:p>
          </table:table-cell>
          <table:table-cell table:style-name="ce18" table:formula="of:=[.$G$6]/[.G9]" office:value-type="float" office:value="0.919359619654295">
            <text:p>0,9193596197</text:p>
          </table:table-cell>
          <table:table-cell table:style-name="ce18" table:formula="of:=[.F106]/[.$B106]" office:value-type="float" office:value="0.229839904913574">
            <text:p>0,2298399049</text:p>
          </table:table-cell>
          <table:table-cell table:number-columns-repeated="2"/>
          <table:table-cell table:style-name="ce33" table:formula="of:=[.$I$6]/[.I9]" office:value-type="float" office:value="0.485899996020255">
            <text:p>0,485899996</text:p>
          </table:table-cell>
          <table:table-cell table:style-name="ce33" table:formula="of:=[.J106]/[.$B106]" office:value-type="float" office:value="0.121474999005064">
            <text:p>0,121474999</text:p>
          </table:table-cell>
          <table:table-cell table:style-name="ce31" table:formula="of:=[.$K$6]/[.K9]" office:value-type="float" office:value="0.808906547846071">
            <text:p>0,8089065478</text:p>
          </table:table-cell>
          <table:table-cell table:style-name="ce33" table:formula="of:=[.L106]/[.$B106]" office:value-type="float" office:value="0.202226636961518">
            <text:p>0,202226637</text:p>
          </table:table-cell>
          <table:table-cell table:number-columns-repeated="1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8"/>
          <table:table-cell>
            <draw:frame table:end-cell-address="Arkusz1.O131" table:end-x="0.637cm" table:end-y="0.313cm" draw:z-index="7" draw:style-name="gr1" draw:text-style-name="P1" svg:width="17.756cm" svg:height="9.727cm" svg:x="3.422cm" svg:y="0.07cm">
              <draw:object draw:notify-on-update-of-ranges="Arkusz1.B103:Arkusz1.B103 Arkusz1.B104:Arkusz1.B106 Arkusz1.D99:Arkusz1.D99 Arkusz1.E103:Arkusz1.E106 Arkusz1.J99:Arkusz1.J99 Arkusz1.K103:Arkusz1.K106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>
            <draw:frame table:end-cell-address="Arkusz1.G132" table:end-x="2.875cm" table:end-y="0.106cm" draw:z-index="3" draw:style-name="gr1" draw:text-style-name="P1" svg:width="15.973cm" svg:height="9.073cm" svg:x="0.414cm" svg:y="0.065cm">
              <draw:object draw:notify-on-update-of-ranges="Arkusz1.B103:Arkusz1.B103 Arkusz1.B104:Arkusz1.B106 Arkusz1.D99:Arkusz1.D99 Arkusz1.D103:Arkusz1.D106 Arkusz1.J99:Arkusz1.J99 Arkusz1.J103:Arkusz1.J10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7"/>
        </table:table-row>
        <table:table-row table:style-name="ro1" table:number-rows-repeated="21">
          <table:table-cell table:number-columns-repeated="30"/>
        </table:table-row>
        <table:table-row table:style-name="ro1">
          <table:table-cell table:number-columns-repeated="8"/>
          <table:table-cell>
            <draw:frame table:end-cell-address="Arkusz1.O154" table:end-x="0.335cm" table:end-y="0.346cm" draw:z-index="9" draw:style-name="gr1" draw:text-style-name="P1" svg:width="18.308cm" svg:height="8.999cm" svg:x="2.568cm" svg:y="0.379cm">
              <draw:object draw:notify-on-update-of-ranges="Arkusz1.B103:Arkusz1.B103 Arkusz1.B104:Arkusz1.B106 Arkusz1.D99:Arkusz1.D99 Arkusz1.G103:Arkusz1.G106 Arkusz1.J99:Arkusz1.J99 Arkusz1.M103:Arkusz1.M106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>
            <draw:frame table:end-cell-address="Arkusz1.H155" table:end-x="0.189cm" table:end-y="0.209cm" draw:z-index="8" draw:style-name="gr1" draw:text-style-name="P1" svg:width="18.134cm" svg:height="9.241cm" svg:x="0.701cm" svg:y="0.001cm">
              <draw:object draw:notify-on-update-of-ranges="Arkusz1.B103:Arkusz1.B103 Arkusz1.B104:Arkusz1.B106 Arkusz1.D99:Arkusz1.D99 Arkusz1.F103:Arkusz1.F106 Arkusz1.J99:Arkusz1.J99 Arkusz1.L103:Arkusz1.L106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28"/>
        </table:table-row>
      </table:table>
      <table:table table:name="Wykresy - czas" table:style-name="ta1" table:print="false">
        <table:table-column table:style-name="co1" table:default-cell-style-name="Default"/>
        <table:table-row table:style-name="ro1" table:number-rows-repeated="25">
          <table:table-cell/>
        </table:table-row>
        <table:table-row table:style-name="ro1">
          <table:table-cell>
            <draw:frame table:end-cell-address="'Wykresy - czas'.H45" table:end-x="2.231cm" table:end-y="0.237cm" draw:z-index="1" draw:style-name="gr1" draw:text-style-name="P1" svg:width="16.42cm" svg:height="8.58cm" svg:x="1.617cm" svg:y="0.238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1">
          <table:table-cell/>
        </table:table-row>
        <table:table-row table:style-name="ro1">
          <table:table-cell>
            <draw:frame table:end-cell-address="'Wykresy - czas'.H67" table:end-x="2.259cm" table:end-y="0.425cm" draw:z-index="0" draw:style-name="gr1" draw:text-style-name="P1" svg:width="16.001cm" svg:height="9.006cm" svg:x="2.064cm" svg:y="0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6.05.2014</text:date>, <text:time>00:17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22:43:24.74</meta:creation-date>
    <dc:date>2014-05-06T00:17:47.33</dc:date>
    <meta:editing-duration>PT8H16M30S</meta:editing-duration>
    <meta:editing-cycles>92</meta:editing-cycles>
    <meta:generator>OpenOffice/4.0.1$Win32 OpenOffice.org_project/401m5$Build-9714</meta:generator>
    <dc:creator>Magdalena Książek</dc:creator>
    <meta:document-statistic meta:table-count="4" meta:cell-count="15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17cm" svg:height="9.103cm" xlink:href=".." xlink:type="simple" chart:class="chart:line" chart:column-mapping="0 1 2" chart:style-name="ch1">
        <chart:title svg:x="3.503cm" svg:y="0.318cm" chart:style-name="ch2">
          <text:p>Średni czas wykonania zadania na N procesorach.</text:p>
        </chart:title>
        <chart:subtitle svg:x="6.863cm" svg:y="1.279cm" chart:style-name="ch3">
          <text:p>Laptop HP Lenovo</text:p>
        </chart:subtitle>
        <chart:legend chart:legend-position="end" svg:x="12.207cm" svg:y="3.453cm" style:legend-expansion="high" chart:style-name="ch4"/>
        <chart:plot-area chart:style-name="ch5" table:cell-range-address="Arkusz1.B7:Arkusz1.B15 Arkusz1.H5:Arkusz1.K9" chart:data-source-has-labels="both" svg:x="1.378cm" svg:y="2.326cm" svg:width="10.149cm" svg:height="5.587cm">
          <chartooo:coordinate-region svg:x="2.105cm" svg:y="2.538cm" svg:width="9.422cm" svg:height="4.702cm"/>
          <chart:axis chart:dimension="x" chart:name="primary-x" chart:style-name="ch6" chartooo:axis-type="auto">
            <chartooo:date-scale/>
            <chart:title svg:x="4.94cm" svg:y="8.096cm" chart:style-name="ch7">
              <text:p>Ilość procesorów [n]</text:p>
            </chart:title>
            <chart:categories table:cell-range-address="Arkusz1.B7:Arkusz1.B15"/>
          </chart:axis>
          <chart:axis chart:dimension="y" chart:name="primary-y" chart:style-name="ch6">
            <chart:title svg:x="0.451cm" svg:y="5.904cm" chart:style-name="ch8">
              <text:p>Czas [ms]</text:p>
            </chart:title>
            <chart:grid chart:style-name="ch9" chart:class="major"/>
          </chart:axis>
          <chart:series chart:style-name="ch10" chart:values-cell-range-address="Arkusz1.H6:Arkusz1.H9" chart:label-cell-address="Arkusz1.H5:Arkusz1.H5" chart:class="chart:line">
            <chart:data-point chart:repeated="4"/>
          </chart:series>
          <chart:series chart:style-name="ch11" chart:values-cell-range-address="Arkusz1.I6:Arkusz1.I9" chart:label-cell-address="Arkusz1.I5:Arkusz1.I5" chart:class="chart:line">
            <chart:data-point chart:repeated="4"/>
          </chart:series>
          <chart:series chart:style-name="ch12" chart:values-cell-range-address="Arkusz1.J6:Arkusz1.J9" chart:label-cell-address="Arkusz1.J5:Arkusz1.J5" chart:class="chart:line">
            <chart:data-point chart:repeated="4"/>
          </chart:series>
          <chart:series chart:style-name="ch13" chart:values-cell-range-address="Arkusz1.K6:Arkusz1.K9" chart:label-cell-address="Arkusz1.K5:Arkusz1.K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00000 M=100000</text:p>
                <draw:g>
                  <svg:desc>Arkusz1.H5:Arkusz1.H5</svg:desc>
                </draw:g>
              </table:table-cell>
              <table:table-cell office:value-type="string">
                <text:p>N=10000 M=10000 </text:p>
                <draw:g>
                  <svg:desc>Arkusz1.I5:Arkusz1.I5</svg:desc>
                </draw:g>
              </table:table-cell>
              <table:table-cell office:value-type="string">
                <text:p>N=1000000 M=1000</text:p>
                <draw:g>
                  <svg:desc>Arkusz1.J5:Arkusz1.J5</svg:desc>
                </draw:g>
              </table:table-cell>
              <table:table-cell office:value-type="string">
                <text:p>N=1000 M=1000000</text:p>
                <draw:g>
                  <svg:desc>Arkusz1.K5:Arkusz1.K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7:Arkusz1.B15</svg:desc>
                </draw:g>
              </table:table-cell>
              <table:table-cell office:value-type="float" office:value="3.522187">
                <text:p>3.522187</text:p>
                <draw:g>
                  <svg:desc>Arkusz1.H6:Arkusz1.H9</svg:desc>
                </draw:g>
              </table:table-cell>
              <table:table-cell office:value-type="float" office:value="0.415117">
                <text:p>0.415117</text:p>
                <draw:g>
                  <svg:desc>Arkusz1.I6:Arkusz1.I9</svg:desc>
                </draw:g>
              </table:table-cell>
              <table:table-cell office:value-type="float" office:value="1.572112">
                <text:p>1.572112</text:p>
                <draw:g>
                  <svg:desc>Arkusz1.J6:Arkusz1.J9</svg:desc>
                </draw:g>
              </table:table-cell>
              <table:table-cell office:value-type="float" office:value="2.072112">
                <text:p>2.072112</text:p>
                <draw:g>
                  <svg:desc>Arkusz1.K6:Arkusz1.K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407192">
                <text:p>3.407192</text:p>
              </table:table-cell>
              <table:table-cell office:value-type="float" office:value="0.527417">
                <text:p>0.527417</text:p>
              </table:table-cell>
              <table:table-cell office:value-type="float" office:value="1.495032">
                <text:p>1.495032</text:p>
              </table:table-cell>
              <table:table-cell office:value-type="float" office:value="2.265032">
                <text:p>2.2650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61125">
                <text:p>3.261125</text:p>
              </table:table-cell>
              <table:table-cell office:value-type="float" office:value="0.538067">
                <text:p>0.538067</text:p>
              </table:table-cell>
              <table:table-cell office:value-type="float" office:value="1.463211">
                <text:p>1.463211</text:p>
              </table:table-cell>
              <table:table-cell office:value-type="float" office:value="2.463211">
                <text:p>2.463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09039">
                <text:p>3.209039</text:p>
              </table:table-cell>
              <table:table-cell office:value-type="float" office:value="0.854326">
                <text:p>0.854326</text:p>
              </table:table-cell>
              <table:table-cell office:value-type="float" office:value="1.381621">
                <text:p>1.381621</text:p>
              </table:table-cell>
              <table:table-cell office:value-type="float" office:value="2.561621">
                <text:p>2.561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19cm" svg:height="9.174cm" xlink:href=".." xlink:type="simple" chart:class="chart:line" chart:style-name="ch1">
        <chart:title svg:x="5.739cm" svg:y="0.319cm" chart:style-name="ch2">
          <text:p>Metryki Skalowalne - SpeedUp</text:p>
        </chart:title>
        <chart:subtitle svg:x="6.956cm" svg:y="1.281cm" chart:style-name="ch3">
          <text:p>Rozmiar problemu:
N=1000000 M=1000</text:p>
        </chart:subtitle>
        <chart:legend chart:legend-position="end" svg:x="13.556cm" svg:y="4.013cm" style:legend-expansion="high" chart:style-name="ch4"/>
        <chart:plot-area chart:style-name="ch5" table:cell-range-address="Arkusz1.B46:Arkusz1.B48 Arkusz1.D41:Arkusz1.D41 Arkusz1.F45:Arkusz1.F48 Arkusz1.J41:Arkusz1.J41 Arkusz1.L45:Arkusz1.L48" chart:data-source-has-labels="both" svg:x="1.388cm" svg:y="2.78cm" svg:width="11.468cm" svg:height="5.203cm">
          <chartooo:coordinate-region svg:x="2.3cm" svg:y="2.993cm" svg:width="10.556cm" svg:height="4.318cm"/>
          <chart:axis chart:dimension="x" chart:name="primary-x" chart:style-name="ch6" chartooo:axis-type="auto">
            <chartooo:date-scale/>
            <chart:title svg:x="5.61cm" svg:y="8.167cm" chart:style-name="ch7">
              <text:p>Ilość procesorów [n]</text:p>
            </chart:title>
            <chart:categories table:cell-range-address="Arkusz1.B46:Arkusz1.B48"/>
          </chart:axis>
          <chart:axis chart:dimension="y" chart:name="primary-y" chart:style-name="ch6">
            <chart:title svg:x="0.451cm" svg:y="6.364cm" chart:style-name="ch8">
              <text:p>Speed up [S]</text:p>
            </chart:title>
            <chart:grid chart:style-name="ch9" chart:class="major"/>
          </chart:axis>
          <chart:series chart:style-name="ch10" chart:values-cell-range-address="Arkusz1.F45:Arkusz1.F48" chart:label-cell-address="Arkusz1.D41:Arkusz1.D41" chart:class="chart:line">
            <chart:data-point chart:repeated="4"/>
          </chart:series>
          <chart:series chart:style-name="ch11" chart:values-cell-range-address="Arkusz1.L45:Arkusz1.L48" chart:label-cell-address="Arkusz1.J41:Arkusz1.J4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41:Arkusz1.D41</svg:desc>
                </draw:g>
              </table:table-cell>
              <table:table-cell office:value-type="string">
                <text:p>Hp Envy</text:p>
                <draw:g>
                  <svg:desc>Arkusz1.J41:Arkusz1.J4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46:Arkusz1.B48</svg:desc>
                </draw:g>
              </table:table-cell>
              <table:table-cell office:value-type="float" office:value="1">
                <text:p>1</text:p>
                <draw:g>
                  <svg:desc>Arkusz1.F45:Arkusz1.F48</svg:desc>
                </draw:g>
              </table:table-cell>
              <table:table-cell office:value-type="float" office:value="1">
                <text:p>1</text:p>
                <draw:g>
                  <svg:desc>Arkusz1.L45:Arkusz1.L4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2602032522111">
                <text:p>1.02602032522111</text:p>
              </table:table-cell>
              <table:table-cell office:value-type="float" office:value="1.0515574248578">
                <text:p>1.05155742485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5952107643013">
                <text:p>1.05952107643013</text:p>
              </table:table-cell>
              <table:table-cell office:value-type="float" office:value="1.07442603971676">
                <text:p>1.07442603971676</text:p>
              </table:table-cell>
            </table:table-row>
            <table:table-row>
              <table:table-cell office:value-type="string"/>
              <table:table-cell office:value-type="float" office:value="1.14031484481895">
                <text:p>1.14031484481895</text:p>
              </table:table-cell>
              <table:table-cell office:value-type="float" office:value="1.13787500334752">
                <text:p>1.137875003347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82cm" svg:height="8.72cm" xlink:href=".." xlink:type="simple" chart:class="chart:line" chart:style-name="ch1">
        <chart:title svg:x="5.274cm" svg:y="0.31cm" chart:style-name="ch2">
          <text:p>Metryki Skalowalne - Efektywność.</text:p>
        </chart:title>
        <chart:subtitle svg:x="6.888cm" svg:y="1.263cm" chart:style-name="ch3">
          <text:p>Rozmiar probelmu:
N=1000000 M=1000</text:p>
        </chart:subtitle>
        <chart:legend chart:legend-position="end" svg:x="13.419cm" svg:y="3.786cm" style:legend-expansion="high" chart:style-name="ch4"/>
        <chart:plot-area chart:style-name="ch5" table:cell-range-address="Arkusz1.B46:Arkusz1.B48 Arkusz1.D41:Arkusz1.D41 Arkusz1.G45:Arkusz1.G48 Arkusz1.J41:Arkusz1.J41 Arkusz1.M45:Arkusz1.M48" chart:data-source-has-labels="both" svg:x="1.385cm" svg:y="2.744cm" svg:width="11.34cm" svg:height="4.794cm">
          <chartooo:coordinate-region svg:x="2.112cm" svg:y="2.957cm" svg:width="10.613cm" svg:height="3.908cm"/>
          <chart:axis chart:dimension="x" chart:name="primary-x" chart:style-name="ch6" chartooo:axis-type="auto">
            <chartooo:date-scale/>
            <chart:title svg:x="5.543cm" svg:y="7.713cm" chart:style-name="ch7">
              <text:p>Ilość procesorów [n]</text:p>
            </chart:title>
            <chart:categories table:cell-range-address="Arkusz1.B46:Arkusz1.B48"/>
          </chart:axis>
          <chart:axis chart:dimension="y" chart:name="primary-y" chart:style-name="ch6">
            <chart:title svg:x="0.451cm" svg:y="6.323cm" chart:style-name="ch8">
              <text:p>Efektywność [E]</text:p>
            </chart:title>
            <chart:grid chart:style-name="ch9" chart:class="major"/>
          </chart:axis>
          <chart:series chart:style-name="ch10" chart:values-cell-range-address="Arkusz1.G45:Arkusz1.G48" chart:label-cell-address="Arkusz1.D41:Arkusz1.D41" chart:class="chart:line">
            <chart:data-point chart:repeated="4"/>
          </chart:series>
          <chart:series chart:style-name="ch11" chart:values-cell-range-address="Arkusz1.M45:Arkusz1.M48" chart:label-cell-address="Arkusz1.J41:Arkusz1.J4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41:Arkusz1.D41</svg:desc>
                </draw:g>
              </table:table-cell>
              <table:table-cell office:value-type="string">
                <text:p>Hp Envy</text:p>
                <draw:g>
                  <svg:desc>Arkusz1.J41:Arkusz1.J4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46:Arkusz1.B48</svg:desc>
                </draw:g>
              </table:table-cell>
              <table:table-cell office:value-type="float" office:value="1">
                <text:p>1</text:p>
                <draw:g>
                  <svg:desc>Arkusz1.G45:Arkusz1.G48</svg:desc>
                </draw:g>
              </table:table-cell>
              <table:table-cell office:value-type="float" office:value="1">
                <text:p>1</text:p>
                <draw:g>
                  <svg:desc>Arkusz1.M45:Arkusz1.M4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3010162610556">
                <text:p>0.513010162610556</text:p>
              </table:table-cell>
              <table:table-cell office:value-type="float" office:value="0.525778712428898">
                <text:p>0.5257787124288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53173692143378">
                <text:p>0.353173692143378</text:p>
              </table:table-cell>
              <table:table-cell office:value-type="float" office:value="0.35814201323892">
                <text:p>0.35814201323892</text:p>
              </table:table-cell>
            </table:table-row>
            <table:table-row>
              <table:table-cell office:value-type="string"/>
              <table:table-cell office:value-type="float" office:value="0.285078711204737">
                <text:p>0.285078711204737</text:p>
              </table:table-cell>
              <table:table-cell office:value-type="float" office:value="0.284468750836879">
                <text:p>0.2844687508368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57cm" svg:height="9.728cm" xlink:href=".." xlink:type="simple" chart:class="chart:line" chart:style-name="ch1">
        <chart:title svg:x="5.183cm" svg:y="0.33cm" chart:style-name="ch2">
          <text:p>Metryki Nieskalowalne - Efektywność.</text:p>
        </chart:title>
        <chart:subtitle svg:x="6.93cm" svg:y="1.132cm" chart:style-name="ch3">
          <text:p>Rozmiar problemu:
 N=10000 M=10000 </text:p>
        </chart:subtitle>
        <chart:legend chart:legend-position="end" svg:x="13.794cm" svg:y="4.29cm" style:legend-expansion="high" chart:style-name="ch4"/>
        <chart:plot-area chart:style-name="ch5" table:cell-range-address="Arkusz1.B103:Arkusz1.B106 Arkusz1.D99:Arkusz1.D99 Arkusz1.E103:Arkusz1.E106 Arkusz1.J99:Arkusz1.J99 Arkusz1.K103:Arkusz1.K106" chart:data-source-has-labels="both" svg:x="1.393cm" svg:y="2.824cm" svg:width="11.691cm" svg:height="5.702cm">
          <chartooo:coordinate-region svg:x="2.12cm" svg:y="3.037cm" svg:width="10.964cm" svg:height="4.816cm"/>
          <chart:axis chart:dimension="x" chart:name="primary-x" chart:style-name="ch6" chartooo:axis-type="auto">
            <chartooo:date-scale/>
            <chart:title svg:x="5.726cm" svg:y="8.721cm" chart:style-name="ch7">
              <text:p>Ilość procesorów [n]</text:p>
            </chart:title>
            <chart:categories table:cell-range-address="Arkusz1.B104:Arkusz1.B106"/>
          </chart:axis>
          <chart:axis chart:dimension="y" chart:name="primary-y" chart:style-name="ch6">
            <chart:title svg:x="0.451cm" svg:y="6.857cm" chart:style-name="ch8">
              <text:p>Efektywność [E]</text:p>
            </chart:title>
            <chart:grid chart:style-name="ch9" chart:class="major"/>
          </chart:axis>
          <chart:series chart:style-name="ch10" chart:values-cell-range-address="Arkusz1.E103:Arkusz1.E106" chart:label-cell-address="Arkusz1.D99:Arkusz1.D99" chart:class="chart:line">
            <chart:data-point chart:repeated="4"/>
          </chart:series>
          <chart:series chart:style-name="ch11" chart:values-cell-range-address="Arkusz1.K103:Arkusz1.K106" chart:label-cell-address="Arkusz1.J99:Arkusz1.J9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99:Arkusz1.D99</svg:desc>
                </draw:g>
              </table:table-cell>
              <table:table-cell office:value-type="string">
                <text:p>Hp Envy</text:p>
                <draw:g>
                  <svg:desc>Arkusz1.J99:Arkusz1.J9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104:Arkusz1.B106</svg:desc>
                </draw:g>
              </table:table-cell>
              <table:table-cell office:value-type="float" office:value="1">
                <text:p>1</text:p>
                <draw:g>
                  <svg:desc>Arkusz1.E103:Arkusz1.E106</svg:desc>
                </draw:g>
              </table:table-cell>
              <table:table-cell office:value-type="float" office:value="1">
                <text:p>1</text:p>
                <draw:g>
                  <svg:desc>Arkusz1.K103:Arkusz1.K10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7520512560778">
                <text:p>0.067520512560778</text:p>
              </table:table-cell>
              <table:table-cell office:value-type="float" office:value="0.393537750963659">
                <text:p>0.3935377509636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595754582827">
                <text:p>0.04595754582827</text:p>
              </table:table-cell>
              <table:table-cell office:value-type="float" office:value="0.257165619399319">
                <text:p>0.257165619399319</text:p>
              </table:table-cell>
            </table:table-row>
            <table:table-row>
              <table:table-cell office:value-type="string"/>
              <table:table-cell office:value-type="float" office:value="0.0197264743528089">
                <text:p>0.0197264743528089</text:p>
              </table:table-cell>
              <table:table-cell office:value-type="float" office:value="0.121474999005064">
                <text:p>0.1214749990050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35cm" svg:height="9.242cm" xlink:href=".." xlink:type="simple" chart:class="chart:line" chart:style-name="ch1">
        <chart:title svg:x="5.981cm" svg:y="0.32cm" chart:style-name="ch2">
          <text:p>Metryki Skalowalne - SpeedUp.</text:p>
        </chart:title>
        <chart:subtitle svg:x="7.158cm" svg:y="1.283cm" chart:style-name="ch3">
          <text:p>Rozmiar problemu:
 N=1000 M=1000000 </text:p>
        </chart:subtitle>
        <chart:legend chart:legend-position="end" svg:x="14.172cm" svg:y="4.047cm" style:legend-expansion="high" chart:style-name="ch4"/>
        <chart:plot-area chart:style-name="ch5" table:cell-range-address="Arkusz1.B103:Arkusz1.B106 Arkusz1.D99:Arkusz1.D99 Arkusz1.F103:Arkusz1.F106 Arkusz1.J99:Arkusz1.J99 Arkusz1.L103:Arkusz1.L106" chart:data-source-has-labels="both" svg:x="1.4cm" svg:y="2.784cm" svg:width="12.048cm" svg:height="5.266cm">
          <chartooo:coordinate-region svg:x="2.127cm" svg:y="2.997cm" svg:width="11.321cm" svg:height="4.38cm"/>
          <chart:axis chart:dimension="x" chart:name="primary-x" chart:style-name="ch6" chartooo:axis-type="auto">
            <chartooo:date-scale/>
            <chart:title svg:x="5.912cm" svg:y="8.235cm" chart:style-name="ch7">
              <text:p>Ilość procesorów [n]</text:p>
            </chart:title>
            <chart:categories table:cell-range-address="Arkusz1.B104:Arkusz1.B106"/>
          </chart:axis>
          <chart:axis chart:dimension="y" chart:name="primary-y" chart:style-name="ch6">
            <chart:title svg:x="0.451cm" svg:y="6.4cm" chart:style-name="ch8">
              <text:p>Speed up [S]</text:p>
            </chart:title>
            <chart:grid chart:style-name="ch9" chart:class="major"/>
          </chart:axis>
          <chart:series chart:style-name="ch10" chart:values-cell-range-address="Arkusz1.F103:Arkusz1.F106" chart:label-cell-address="Arkusz1.D99:Arkusz1.D99" chart:class="chart:line">
            <chart:data-point chart:repeated="4"/>
          </chart:series>
          <chart:series chart:style-name="ch11" chart:values-cell-range-address="Arkusz1.L103:Arkusz1.L106" chart:label-cell-address="Arkusz1.J99:Arkusz1.J9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99:Arkusz1.D99</svg:desc>
                </draw:g>
              </table:table-cell>
              <table:table-cell office:value-type="string">
                <text:p>Hp Envy</text:p>
                <draw:g>
                  <svg:desc>Arkusz1.J99:Arkusz1.J9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104:Arkusz1.B106</svg:desc>
                </draw:g>
              </table:table-cell>
              <table:table-cell office:value-type="float" office:value="1">
                <text:p>1</text:p>
                <draw:g>
                  <svg:desc>Arkusz1.F103:Arkusz1.F106</svg:desc>
                </draw:g>
              </table:table-cell>
              <table:table-cell office:value-type="float" office:value="1">
                <text:p>1</text:p>
                <draw:g>
                  <svg:desc>Arkusz1.L103:Arkusz1.L10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87267467443101">
                <text:p>0.987267467443101</text:p>
              </table:table-cell>
              <table:table-cell office:value-type="float" office:value="0.914826810393849">
                <text:p>0.9148268103938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40657876837832">
                <text:p>0.940657876837832</text:p>
              </table:table-cell>
              <table:table-cell office:value-type="float" office:value="0.841223914638251">
                <text:p>0.841223914638251</text:p>
              </table:table-cell>
            </table:table-row>
            <table:table-row>
              <table:table-cell office:value-type="string"/>
              <table:table-cell office:value-type="float" office:value="0.919359619654295">
                <text:p>0.919359619654295</text:p>
              </table:table-cell>
              <table:table-cell office:value-type="float" office:value="0.808906547846071">
                <text:p>0.80890654784607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09cm" svg:height="9cm" xlink:href=".." xlink:type="simple" chart:class="chart:line" chart:style-name="ch1">
        <chart:title svg:x="5.737cm" svg:y="0.316cm" chart:style-name="ch2">
          <text:p>Metryki Skalowalne - Efektywność.</text:p>
        </chart:title>
        <chart:subtitle svg:x="7.139cm" svg:y="1.275cm" chart:style-name="ch3">
          <text:p>Rozmiar problemu:
 N=1000 M=10000000 </text:p>
        </chart:subtitle>
        <chart:legend chart:legend-position="end" svg:x="14.346cm" svg:y="3.926cm" style:legend-expansion="high" chart:style-name="ch4"/>
        <chart:plot-area chart:style-name="ch5" table:cell-range-address="Arkusz1.B103:Arkusz1.B106 Arkusz1.D99:Arkusz1.D99 Arkusz1.G103:Arkusz1.G106 Arkusz1.J99:Arkusz1.J99 Arkusz1.M103:Arkusz1.M106" chart:data-source-has-labels="both" svg:x="1.404cm" svg:y="2.768cm" svg:width="12.21cm" svg:height="5.044cm">
          <chartooo:coordinate-region svg:x="2.131cm" svg:y="2.981cm" svg:width="11.483cm" svg:height="4.158cm"/>
          <chart:axis chart:dimension="x" chart:name="primary-x" chart:style-name="ch6" chartooo:axis-type="auto">
            <chartooo:date-scale/>
            <chart:title svg:x="5.997cm" svg:y="7.993cm" chart:style-name="ch7">
              <text:p>Ilość procesorów [n]</text:p>
            </chart:title>
            <chart:categories table:cell-range-address="Arkusz1.B104:Arkusz1.B106"/>
          </chart:axis>
          <chart:axis chart:dimension="y" chart:name="primary-y" chart:style-name="ch6">
            <chart:title svg:x="0.451cm" svg:y="6.472cm" chart:style-name="ch8">
              <text:p>Efektywność [E]</text:p>
            </chart:title>
            <chart:grid chart:style-name="ch9" chart:class="major"/>
          </chart:axis>
          <chart:series chart:style-name="ch10" chart:values-cell-range-address="Arkusz1.G103:Arkusz1.G106" chart:label-cell-address="Arkusz1.D99:Arkusz1.D99" chart:class="chart:line">
            <chart:data-point chart:repeated="4"/>
          </chart:series>
          <chart:series chart:style-name="ch11" chart:values-cell-range-address="Arkusz1.M103:Arkusz1.M106" chart:label-cell-address="Arkusz1.J99:Arkusz1.J9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99:Arkusz1.D99</svg:desc>
                </draw:g>
              </table:table-cell>
              <table:table-cell office:value-type="string">
                <text:p>Hp Envy</text:p>
                <draw:g>
                  <svg:desc>Arkusz1.J99:Arkusz1.J9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104:Arkusz1.B106</svg:desc>
                </draw:g>
              </table:table-cell>
              <table:table-cell office:value-type="float" office:value="1">
                <text:p>1</text:p>
                <draw:g>
                  <svg:desc>Arkusz1.G103:Arkusz1.G106</svg:desc>
                </draw:g>
              </table:table-cell>
              <table:table-cell office:value-type="float" office:value="1">
                <text:p>1</text:p>
                <draw:g>
                  <svg:desc>Arkusz1.M103:Arkusz1.M10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93633733721551">
                <text:p>0.493633733721551</text:p>
              </table:table-cell>
              <table:table-cell office:value-type="float" office:value="0.457413405196924">
                <text:p>0.4574134051969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13552625612611">
                <text:p>0.313552625612611</text:p>
              </table:table-cell>
              <table:table-cell office:value-type="float" office:value="0.280407971546084">
                <text:p>0.280407971546084</text:p>
              </table:table-cell>
            </table:table-row>
            <table:table-row>
              <table:table-cell office:value-type="string"/>
              <table:table-cell office:value-type="float" office:value="0.229839904913574">
                <text:p>0.229839904913574</text:p>
              </table:table-cell>
              <table:table-cell office:value-type="float" office:value="0.202226636961518">
                <text:p>0.2022266369615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2cm" svg:height="7.924cm" xlink:href=".." xlink:type="simple" chart:class="chart:line" chart:style-name="ch1">
        <chart:title svg:x="5.793cm" svg:y="0.294cm" chart:style-name="ch2">
          <text:p>Metryki Niesklalowalne - SpeedUp</text:p>
        </chart:title>
        <chart:subtitle svg:x="7.116cm" svg:y="1.231cm" chart:style-name="ch3">
          <text:p>Rozmiar problemu:
N=1000000 M=100000</text:p>
        </chart:subtitle>
        <chart:legend chart:legend-position="end" svg:x="14.299cm" svg:y="3.388cm" style:legend-expansion="high" chart:style-name="ch4"/>
        <chart:plot-area chart:style-name="ch5" table:cell-range-address="Arkusz1.B46:Arkusz1.B48 Arkusz1.D41:Arkusz1.D41 Arkusz1.D45:Arkusz1.D48 Arkusz1.J41:Arkusz1.J41 Arkusz1.J45:Arkusz1.J48" chart:data-source-has-labels="both" svg:x="1.403cm" svg:y="2.68cm" svg:width="12.166cm" svg:height="4.078cm">
          <chartooo:coordinate-region svg:x="2.315cm" svg:y="2.892cm" svg:width="11.254cm" svg:height="3.193cm"/>
          <chart:axis chart:dimension="x" chart:name="primary-x" chart:style-name="ch6" chartooo:axis-type="auto">
            <chartooo:date-scale/>
            <chart:title svg:x="5.974cm" svg:y="6.917cm" chart:style-name="ch7">
              <text:p>Ilość procesorów [n]</text:p>
            </chart:title>
            <chart:categories table:cell-range-address="Arkusz1.B46:Arkusz1.B48"/>
          </chart:axis>
          <chart:axis chart:dimension="y" chart:name="primary-y" chart:style-name="ch6">
            <chart:title svg:x="0.451cm" svg:y="5.689cm" chart:style-name="ch8">
              <text:p>Speed up [s]</text:p>
            </chart:title>
            <chart:grid chart:style-name="ch9" chart:class="major"/>
          </chart:axis>
          <chart:series chart:style-name="ch10" chart:values-cell-range-address="Arkusz1.D45:Arkusz1.D48" chart:label-cell-address="Arkusz1.D41:Arkusz1.D41" chart:class="chart:line">
            <chart:data-point chart:repeated="4"/>
          </chart:series>
          <chart:series chart:style-name="ch11" chart:values-cell-range-address="Arkusz1.J45:Arkusz1.J48" chart:label-cell-address="Arkusz1.J41:Arkusz1.J4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41:Arkusz1.D41</svg:desc>
                </draw:g>
              </table:table-cell>
              <table:table-cell office:value-type="string">
                <text:p>Hp Envy</text:p>
                <draw:g>
                  <svg:desc>Arkusz1.J41:Arkusz1.J4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46:Arkusz1.B48</svg:desc>
                </draw:g>
              </table:table-cell>
              <table:table-cell office:value-type="float" office:value="1">
                <text:p>1</text:p>
                <draw:g>
                  <svg:desc>Arkusz1.D45:Arkusz1.D48</svg:desc>
                </draw:g>
              </table:table-cell>
              <table:table-cell office:value-type="float" office:value="1">
                <text:p>1</text:p>
                <draw:g>
                  <svg:desc>Arkusz1.J45:Arkusz1.J4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1318154723097">
                <text:p>1.01318154723097</text:p>
              </table:table-cell>
              <table:table-cell office:value-type="float" office:value="1.03375066623777">
                <text:p>1.033750666237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359223406371">
                <text:p>1.07359223406371</text:p>
              </table:table-cell>
              <table:table-cell office:value-type="float" office:value="1.08005274253517">
                <text:p>1.08005274253517</text:p>
              </table:table-cell>
            </table:table-row>
            <table:table-row>
              <table:table-cell office:value-type="string"/>
              <table:table-cell office:value-type="float" office:value="1.0979886588906">
                <text:p>1.0979886588906</text:p>
              </table:table-cell>
              <table:table-cell office:value-type="float" office:value="1.09758310821402">
                <text:p>1.09758310821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421cm" svg:height="8.581cm" xlink:href="." xlink:type="simple" chart:class="chart:line" chart:style-name="ch1">
        <chart:title svg:x="3.032cm" svg:y="0.358cm" chart:style-name="ch2">
          <text:p>Średni czas wykonania zadania na N procesorach.</text:p>
        </chart:title>
        <chart:subtitle svg:x="5.587cm" svg:y="1.257cm" chart:style-name="ch3">
          <text:p>Rozmiar problemu: 10000000</text:p>
        </chart:subtitle>
        <chart:legend chart:legend-position="end" svg:x="12.854cm" svg:y="3.192cm" style:legend-expansion="high" chart:style-name="ch4"/>
        <chart:plot-area chart:style-name="ch5" chart:data-source-has-labels="both" svg:x="1.366cm" svg:y="2.282cm" svg:width="10.832cm" svg:height="5.12cm">
          <chartooo:coordinate-region svg:x="2.093cm" svg:y="2.495cm" svg:width="9.918cm" svg:height="4.234cm"/>
          <chart:axis chart:dimension="x" chart:name="primary-x" chart:style-name="ch6" chartooo:axis-type="auto">
            <chartooo:date-scale/>
            <chart:title svg:x="5.27cm" svg:y="7.574cm" chart:style-name="ch7">
              <text:p>Ilość procesorów [n]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627cm" chart:style-name="ch9">
              <text:p>Czas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 (Borg)</text:p>
              </table:table-cell>
              <table:table-cell office:value-type="string">
                <text:p>C (Damian)</text:p>
              </table:table-cell>
              <table:table-cell office:value-type="string">
                <text:p>C (Łukasz)</text:p>
              </table:table-cell>
              <table:table-cell office:value-type="string">
                <text:p>C++ (Marc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4344148636">
                <text:p>0.584344148636</text:p>
              </table:table-cell>
              <table:table-cell office:value-type="float" office:value="0.441289">
                <text:p>0.441289</text:p>
              </table:table-cell>
              <table:table-cell office:value-type="float" office:value="0.549898">
                <text:p>0.54989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0307979584">
                <text:p>0.310307979584</text:p>
              </table:table-cell>
              <table:table-cell office:value-type="float" office:value="0.233921">
                <text:p>0.233921</text:p>
              </table:table-cell>
              <table:table-cell office:value-type="float" office:value="0.292273">
                <text:p>0.29227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6029882431">
                <text:p>0.216029882431</text:p>
              </table:table-cell>
              <table:table-cell office:value-type="float" office:value="0.18036">
                <text:p>0.18036</text:p>
              </table:table-cell>
              <table:table-cell office:value-type="float" office:value="0.211576">
                <text:p>0.21157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0203142166">
                <text:p>0.240203142166</text:p>
              </table:table-cell>
              <table:table-cell office:value-type="float" office:value="0.144167">
                <text:p>0.144167</text:p>
              </table:table-cell>
              <table:table-cell office:value-type="float" office:value="0.193211">
                <text:p>0.1932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8411998749">
                <text:p>0.138411998749</text:p>
              </table:table-cell>
              <table:table-cell office:value-type="float" office:value="0.147399">
                <text:p>0.147399</text:p>
              </table:table-cell>
              <table:table-cell office:value-type="float" office:value="0.122282">
                <text:p>0.1222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43891716">
                <text:p>0.11243891716</text:p>
              </table:table-cell>
              <table:table-cell office:value-type="float" office:value="0.088039">
                <text:p>0.088039</text:p>
              </table:table-cell>
              <table:table-cell office:value-type="float" office:value="0.102232">
                <text:p>0.1022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430598259">
                <text:p>0.10430598259</text:p>
              </table:table-cell>
              <table:table-cell office:value-type="float" office:value="0.106009">
                <text:p>0.106009</text:p>
              </table:table-cell>
              <table:table-cell office:value-type="float" office:value="0.091575">
                <text:p>0.09157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3946905136">
                <text:p>0.123946905136</text:p>
              </table:table-cell>
              <table:table-cell office:value-type="float" office:value="0.107297">
                <text:p>0.107297</text:p>
              </table:table-cell>
              <table:table-cell office:value-type="float" office:value="0.114724">
                <text:p>0.1147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4063978195">
                <text:p>0.114063978195</text:p>
              </table:table-cell>
              <table:table-cell office:value-type="float" office:value="0.089136">
                <text:p>0.089136</text:p>
              </table:table-cell>
              <table:table-cell office:value-type="float" office:value="0.112939">
                <text:p>0.1129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094079971">
                <text:p>0.100094079971</text:p>
              </table:table-cell>
              <table:table-cell office:value-type="float" office:value="0.088054">
                <text:p>0.088054</text:p>
              </table:table-cell>
              <table:table-cell office:value-type="float" office:value="0.09292">
                <text:p>0.09292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007cm" xlink:href="." xlink:type="simple" chart:class="chart:line" chart:style-name="ch1">
        <chart:title svg:x="2.996cm" svg:y="0.316cm" chart:style-name="ch2">
          <text:p>Średni czas wykonania zadania na N procesorach.</text:p>
        </chart:title>
        <chart:subtitle svg:x="5.166cm" svg:y="1.275cm" chart:style-name="ch3">
          <text:p>Rozmiar problemu: 1000000000</text:p>
        </chart:subtitle>
        <chart:legend chart:legend-position="end" svg:x="12.435cm" svg:y="3.405cm" style:legend-expansion="high" chart:style-name="ch4"/>
        <chart:plot-area chart:style-name="ch5" chart:data-source-has-labels="both" svg:x="1.358cm" svg:y="2.318cm" svg:width="10.437cm" svg:height="5.501cm">
          <chartooo:coordinate-region svg:x="1.794cm" svg:y="2.53cm" svg:width="9.814cm" svg:height="4.616cm"/>
          <chart:axis chart:dimension="x" chart:name="primary-x" chart:style-name="ch6" chartooo:axis-type="auto">
            <chartooo:date-scale/>
            <chart:title svg:x="5.064cm" svg:y="8cm" chart:style-name="ch7">
              <text:p>Ilość procesorów [n]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853cm" chart:style-name="ch9">
              <text:p>Czas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 (Borg)</text:p>
              </table:table-cell>
              <table:table-cell office:value-type="string">
                <text:p>C (Damian)</text:p>
              </table:table-cell>
              <table:table-cell office:value-type="string">
                <text:p>C (Łukasz)</text:p>
              </table:table-cell>
              <table:table-cell office:value-type="string">
                <text:p>C++ (Marc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9743614197">
                <text:p>5.89743614197</text:p>
              </table:table-cell>
              <table:table-cell office:value-type="float" office:value="4.487248">
                <text:p>4.487248</text:p>
              </table:table-cell>
              <table:table-cell office:value-type="float" office:value="5.501148">
                <text:p>5.501148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0792708397">
                <text:p>3.10792708397</text:p>
              </table:table-cell>
              <table:table-cell office:value-type="float" office:value="2.205838">
                <text:p>2.205838</text:p>
              </table:table-cell>
              <table:table-cell office:value-type="float" office:value="2.840254">
                <text:p>2.84025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0522198677">
                <text:p>2.10522198677</text:p>
              </table:table-cell>
              <table:table-cell office:value-type="float" office:value="1.506426">
                <text:p>1.506426</text:p>
              </table:table-cell>
              <table:table-cell office:value-type="float" office:value="1.933022">
                <text:p>1.9330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3905596733">
                <text:p>1.63905596733</text:p>
              </table:table-cell>
              <table:table-cell office:value-type="float" office:value="1.151381">
                <text:p>1.151381</text:p>
              </table:table-cell>
              <table:table-cell office:value-type="float" office:value="1.450026">
                <text:p>1.4500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07008934">
                <text:p>1.5607008934</text:p>
              </table:table-cell>
              <table:table-cell office:value-type="float" office:value="1.068517">
                <text:p>1.068517</text:p>
              </table:table-cell>
              <table:table-cell office:value-type="float" office:value="1.234966">
                <text:p>1.23496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692285538">
                <text:p>1.11692285538</text:p>
              </table:table-cell>
              <table:table-cell office:value-type="float" office:value="0.887572">
                <text:p>0.887572</text:p>
              </table:table-cell>
              <table:table-cell office:value-type="float" office:value="1.036595">
                <text:p>1.03659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733196259">
                <text:p>1.13733196259</text:p>
              </table:table-cell>
              <table:table-cell office:value-type="float" office:value="0.783324">
                <text:p>0.783324</text:p>
              </table:table-cell>
              <table:table-cell office:value-type="float" office:value="0.914566">
                <text:p>0.9145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9031906128">
                <text:p>0.869031906128</text:p>
              </table:table-cell>
              <table:table-cell office:value-type="float" office:value="0.681895">
                <text:p>0.681895</text:p>
              </table:table-cell>
              <table:table-cell office:value-type="float" office:value="0.781505">
                <text:p>0.78150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8284111023">
                <text:p>0.738284111023</text:p>
              </table:table-cell>
              <table:table-cell office:value-type="float" office:value="0.61022">
                <text:p>0.61022</text:p>
              </table:table-cell>
              <table:table-cell office:value-type="float" office:value="0.718073">
                <text:p>0.7180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0051078796">
                <text:p>0.690051078796</text:p>
              </table:table-cell>
              <table:table-cell office:value-type="float" office:value="0.568871">
                <text:p>0.568871</text:p>
              </table:table-cell>
              <table:table-cell office:value-type="float" office:value="0.708296">
                <text:p>0.708296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72cm" svg:height="8.201cm" xlink:href=".." xlink:type="simple" chart:class="chart:line" chart:style-name="ch1">
        <chart:title svg:x="3.498cm" svg:y="0.3cm" chart:style-name="ch2">
          <text:p>Średni czas wykonania zadania na N procesorach</text:p>
        </chart:title>
        <chart:subtitle svg:x="6.858cm" svg:y="1.243cm" chart:style-name="ch3">
          <text:p>Gandlaf vnode-02</text:p>
        </chart:subtitle>
        <chart:legend chart:legend-position="end" svg:x="12.062cm" svg:y="3.002cm" style:legend-expansion="high" chart:style-name="ch4"/>
        <chart:plot-area chart:style-name="ch5" table:cell-range-address="Arkusz1.D5:Arkusz1.G9" chart:data-source-has-labels="row" svg:x="1.375cm" svg:y="2.254cm" svg:width="10.013cm" svg:height="4.775cm">
          <chartooo:coordinate-region svg:x="2.102cm" svg:y="2.466cm" svg:width="9.192cm" svg:height="3.89cm"/>
          <chart:axis chart:dimension="x" chart:name="primary-x" chart:style-name="ch6">
            <chart:title svg:x="4.869cm" svg:y="7.194cm" chart:style-name="ch7">
              <text:p>Ilość procesorow [n]</text:p>
            </chart:title>
          </chart:axis>
          <chart:axis chart:dimension="y" chart:name="primary-y" chart:style-name="ch6">
            <chart:title svg:x="0.451cm" svg:y="5.426cm" chart:style-name="ch8">
              <text:p>Czas [ms]</text:p>
            </chart:title>
            <chart:grid chart:style-name="ch9" chart:class="major"/>
          </chart:axis>
          <chart:series chart:style-name="ch10" chart:values-cell-range-address="Arkusz1.D6:Arkusz1.D9" chart:label-cell-address="Arkusz1.D5:Arkusz1.D5" chart:class="chart:line">
            <chart:data-point chart:repeated="4"/>
          </chart:series>
          <chart:series chart:style-name="ch11" chart:values-cell-range-address="Arkusz1.E6:Arkusz1.E9" chart:label-cell-address="Arkusz1.E5:Arkusz1.E5" chart:class="chart:line">
            <chart:data-point chart:repeated="4"/>
          </chart:series>
          <chart:series chart:style-name="ch12" chart:values-cell-range-address="Arkusz1.F6:Arkusz1.F9" chart:label-cell-address="Arkusz1.F5:Arkusz1.F5" chart:class="chart:line">
            <chart:data-point chart:repeated="4"/>
          </chart:series>
          <chart:series chart:style-name="ch13" chart:values-cell-range-address="Arkusz1.G6:Arkusz1.G9" chart:label-cell-address="Arkusz1.G5:Arkusz1.G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00000 M=100000</text:p>
                <draw:g>
                  <svg:desc>Arkusz1.D5:Arkusz1.D5</svg:desc>
                </draw:g>
              </table:table-cell>
              <table:table-cell office:value-type="string">
                <text:p>N=10000 M=10000 </text:p>
                <draw:g>
                  <svg:desc>Arkusz1.E5:Arkusz1.E5</svg:desc>
                </draw:g>
              </table:table-cell>
              <table:table-cell office:value-type="string">
                <text:p>N=1000000 M=1000</text:p>
                <draw:g>
                  <svg:desc>Arkusz1.F5:Arkusz1.F5</svg:desc>
                </draw:g>
              </table:table-cell>
              <table:table-cell office:value-type="string">
                <text:p>N=1000 M=1000000</text:p>
                <draw:g>
                  <svg:desc>Arkusz1.G5:Arkusz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75625">
                <text:p>2.175625</text:p>
                <draw:g>
                  <svg:desc>Arkusz1.D6:Arkusz1.D9</svg:desc>
                </draw:g>
              </table:table-cell>
              <table:table-cell office:value-type="float" office:value="0.010665">
                <text:p>0.010665</text:p>
                <draw:g>
                  <svg:desc>Arkusz1.E6:Arkusz1.E9</svg:desc>
                </draw:g>
              </table:table-cell>
              <table:table-cell office:value-type="float" office:value="1.167606">
                <text:p>1.167606</text:p>
                <draw:g>
                  <svg:desc>Arkusz1.F6:Arkusz1.F9</svg:desc>
                </draw:g>
              </table:table-cell>
              <table:table-cell office:value-type="float" office:value="1.265436">
                <text:p>1.265436</text:p>
                <draw:g>
                  <svg:desc>Arkusz1.G6:Arkusz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4732">
                <text:p>2.14732</text:p>
              </table:table-cell>
              <table:table-cell office:value-type="float" office:value="0.078976">
                <text:p>0.078976</text:p>
              </table:table-cell>
              <table:table-cell office:value-type="float" office:value="1.137995">
                <text:p>1.137995</text:p>
              </table:table-cell>
              <table:table-cell office:value-type="float" office:value="1.281756">
                <text:p>1.281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6491">
                <text:p>2.026491</text:p>
              </table:table-cell>
              <table:table-cell office:value-type="float" office:value="0.077354">
                <text:p>0.077354</text:p>
              </table:table-cell>
              <table:table-cell office:value-type="float" office:value="1.102013">
                <text:p>1.102013</text:p>
              </table:table-cell>
              <table:table-cell office:value-type="float" office:value="1.345267">
                <text:p>1.345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81464">
                <text:p>1.981464</text:p>
              </table:table-cell>
              <table:table-cell office:value-type="float" office:value="0.135161">
                <text:p>0.135161</text:p>
              </table:table-cell>
              <table:table-cell office:value-type="float" office:value="1.023933">
                <text:p>1.023933</text:p>
              </table:table-cell>
              <table:table-cell office:value-type="float" office:value="1.376432">
                <text:p>1.3764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4cm" svg:height="9.074cm" xlink:href=".." xlink:type="simple" chart:class="chart:line" chart:style-name="ch1">
        <chart:title svg:x="4.623cm" svg:y="0.317cm" chart:style-name="ch2">
          <text:p>Metryki Nieskalowalne - SpeedUp.</text:p>
        </chart:title>
        <chart:subtitle svg:x="6.184cm" svg:y="1.277cm" chart:style-name="ch3">
          <text:p>Rozmiar problemu:
 N=10000 M=10000 </text:p>
        </chart:subtitle>
        <chart:legend chart:legend-position="end" svg:x="12.011cm" svg:y="3.963cm" style:legend-expansion="high" chart:style-name="ch4"/>
        <chart:plot-area chart:style-name="ch5" table:cell-range-address="Arkusz1.B103:Arkusz1.B106 Arkusz1.D99:Arkusz1.D99 Arkusz1.D103:Arkusz1.D106 Arkusz1.J99:Arkusz1.J99 Arkusz1.J103:Arkusz1.J106" chart:data-source-has-labels="both" svg:x="1.357cm" svg:y="2.772cm" svg:width="10.016cm" svg:height="5.113cm">
          <chartooo:coordinate-region svg:x="2.084cm" svg:y="2.985cm" svg:width="9.289cm" svg:height="4.227cm"/>
          <chart:axis chart:dimension="x" chart:name="primary-x" chart:style-name="ch6" chartooo:axis-type="auto">
            <chartooo:date-scale/>
            <chart:title svg:x="4.853cm" svg:y="8.067cm" chart:style-name="ch7">
              <text:p>Ilość procesorów [n]</text:p>
            </chart:title>
            <chart:categories table:cell-range-address="Arkusz1.B104:Arkusz1.B106"/>
          </chart:axis>
          <chart:axis chart:dimension="y" chart:name="primary-y" chart:style-name="ch6">
            <chart:title svg:x="0.451cm" svg:y="6.311cm" chart:style-name="ch8">
              <text:p>Speed up [S]</text:p>
            </chart:title>
            <chart:grid chart:style-name="ch9" chart:class="major"/>
          </chart:axis>
          <chart:series chart:style-name="ch10" chart:values-cell-range-address="Arkusz1.D103:Arkusz1.D106" chart:label-cell-address="Arkusz1.D99:Arkusz1.D99" chart:class="chart:line">
            <chart:data-point chart:repeated="4"/>
          </chart:series>
          <chart:series chart:style-name="ch11" chart:values-cell-range-address="Arkusz1.J103:Arkusz1.J106" chart:label-cell-address="Arkusz1.J99:Arkusz1.J9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99:Arkusz1.D99</svg:desc>
                </draw:g>
              </table:table-cell>
              <table:table-cell office:value-type="string">
                <text:p>Hp Envy</text:p>
                <draw:g>
                  <svg:desc>Arkusz1.J99:Arkusz1.J9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104:Arkusz1.B106</svg:desc>
                </draw:g>
              </table:table-cell>
              <table:table-cell office:value-type="float" office:value="1">
                <text:p>1</text:p>
                <draw:g>
                  <svg:desc>Arkusz1.D103:Arkusz1.D106</svg:desc>
                </draw:g>
              </table:table-cell>
              <table:table-cell office:value-type="float" office:value="1">
                <text:p>1</text:p>
                <draw:g>
                  <svg:desc>Arkusz1.J103:Arkusz1.J10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35041025121556">
                <text:p>0.135041025121556</text:p>
              </table:table-cell>
              <table:table-cell office:value-type="float" office:value="0.787075501927317">
                <text:p>0.7870755019273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3787263748481">
                <text:p>0.13787263748481</text:p>
              </table:table-cell>
              <table:table-cell office:value-type="float" office:value="0.771496858197957">
                <text:p>0.771496858197957</text:p>
              </table:table-cell>
            </table:table-row>
            <table:table-row>
              <table:table-cell office:value-type="string"/>
              <table:table-cell office:value-type="float" office:value="0.0789058974112355">
                <text:p>0.0789058974112355</text:p>
              </table:table-cell>
              <table:table-cell office:value-type="float" office:value="0.485899996020255">
                <text:p>0.4858999960202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64cm" svg:height="8.409cm" xlink:href=".." xlink:type="simple" chart:class="chart:line" chart:style-name="ch1">
        <chart:title svg:x="4.487cm" svg:y="0.304cm" chart:style-name="ch2">
          <text:p>Metryki Nieskalowalne - Efektywność.</text:p>
        </chart:title>
        <chart:subtitle svg:x="6.259cm" svg:y="0.942cm" chart:style-name="ch3">
          <text:p>Rozmiar problemu:
N=1000000 M=100000</text:p>
        </chart:subtitle>
        <chart:legend chart:legend-position="end" svg:x="12.401cm" svg:y="3.63cm" style:legend-expansion="high" chart:style-name="ch4"/>
        <chart:plot-area chart:style-name="ch5" table:cell-range-address="Arkusz1.B46:Arkusz1.B48 Arkusz1.D41:Arkusz1.D41 Arkusz1.E45:Arkusz1.E48 Arkusz1.J41:Arkusz1.J41 Arkusz1.K45:Arkusz1.K48" chart:data-source-has-labels="both" svg:x="1.365cm" svg:y="2.72cm" svg:width="10.382cm" svg:height="4.513cm">
          <chartooo:coordinate-region svg:x="2.092cm" svg:y="2.933cm" svg:width="9.655cm" svg:height="3.627cm"/>
          <chart:axis chart:dimension="x" chart:name="primary-x" chart:style-name="ch6" chartooo:axis-type="auto">
            <chartooo:date-scale/>
            <chart:title svg:x="5.044cm" svg:y="7.402cm" chart:style-name="ch7">
              <text:p>Ilość procesorów [n]</text:p>
            </chart:title>
            <chart:categories table:cell-range-address="Arkusz1.B46:Arkusz1.B48"/>
          </chart:axis>
          <chart:axis chart:dimension="y" chart:name="primary-y" chart:style-name="ch6">
            <chart:title svg:x="0.451cm" svg:y="6.158cm" chart:style-name="ch8">
              <text:p>Efektywność [E]</text:p>
            </chart:title>
            <chart:grid chart:style-name="ch9" chart:class="major"/>
          </chart:axis>
          <chart:series chart:style-name="ch10" chart:values-cell-range-address="Arkusz1.E45:Arkusz1.E48" chart:label-cell-address="Arkusz1.D41:Arkusz1.D41" chart:class="chart:line">
            <chart:data-point chart:repeated="4"/>
          </chart:series>
          <chart:series chart:style-name="ch11" chart:values-cell-range-address="Arkusz1.K45:Arkusz1.K48" chart:label-cell-address="Arkusz1.J41:Arkusz1.J4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dalf vnode-02</text:p>
                <draw:g>
                  <svg:desc>Arkusz1.D41:Arkusz1.D41</svg:desc>
                </draw:g>
              </table:table-cell>
              <table:table-cell office:value-type="string">
                <text:p>Hp Envy</text:p>
                <draw:g>
                  <svg:desc>Arkusz1.J41:Arkusz1.J4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B46:Arkusz1.B48</svg:desc>
                </draw:g>
              </table:table-cell>
              <table:table-cell office:value-type="float" office:value="1">
                <text:p>1</text:p>
                <draw:g>
                  <svg:desc>Arkusz1.E45:Arkusz1.E48</svg:desc>
                </draw:g>
              </table:table-cell>
              <table:table-cell office:value-type="float" office:value="1">
                <text:p>1</text:p>
                <draw:g>
                  <svg:desc>Arkusz1.K45:Arkusz1.K4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06590773615484">
                <text:p>0.506590773615484</text:p>
              </table:table-cell>
              <table:table-cell office:value-type="float" office:value="0.516875333118885">
                <text:p>0.5168753331188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57864078021236">
                <text:p>0.357864078021236</text:p>
              </table:table-cell>
              <table:table-cell office:value-type="float" office:value="0.360017580845056">
                <text:p>0.360017580845056</text:p>
              </table:table-cell>
            </table:table-row>
            <table:table-row>
              <table:table-cell office:value-type="string"/>
              <table:table-cell office:value-type="float" office:value="0.27449716472265">
                <text:p>0.27449716472265</text:p>
              </table:table-cell>
              <table:table-cell office:value-type="float" office:value="0.274395777053504">
                <text:p>0.2743957770535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